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d99" officeooo:paragraph-rsid="001dfd99"/>
    </style:style>
    <style:style style:name="P2" style:family="paragraph" style:parent-style-name="Standard">
      <style:text-properties officeooo:rsid="001eba85" officeooo:paragraph-rsid="001eb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Xn+1=Xn+Un avec Un E {-1;1}</text:p>
      <text:p text:style-name="P1"/>
      <text:p text:style-name="P2">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32:43.580356777</meta:creation-date>
    <meta:generator>LibreOffice/6.0.7.3$Linux_X86_64 LibreOffice_project/00m0$Build-3</meta:generator>
    <dc:date>2020-03-04T15:50:19.857341714</dc:date>
    <meta:editing-duration>PT2H17M36S</meta:editing-duration>
    <meta:editing-cycles>3</meta:editing-cycles>
    <meta:document-statistic meta:table-count="0" meta:image-count="0" meta:object-count="0" meta:page-count="1" meta:paragraph-count="3" meta:word-count="7" meta:character-count="31" meta:non-whitespace-character-count="27"/>
  </office:meta>
</office:document-meta>
</file>